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c1bba" officeooo:paragraph-rsid="00151c46" style:font-weight-asian="bold" style:font-weight-complex="bold"/>
    </style:style>
    <style:style style:name="P2" style:family="paragraph" style:parent-style-name="Standard">
      <style:text-properties fo:font-weight="bold" officeooo:rsid="001c1bba" officeooo:paragraph-rsid="00151c46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1bba" officeooo:paragraph-rsid="00151c4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1c46" officeooo:paragraph-rsid="00151c4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7843" officeooo:paragraph-rsid="0016784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51c46" officeooo:paragraph-rsid="00151c46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67843" officeooo:paragraph-rsid="00167843" style:font-weight-asian="normal" style:font-weight-complex="normal"/>
    </style:style>
    <style:style style:name="T1" style:family="text">
      <style:text-properties officeooo:rsid="00151c46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JAVASCRIPT</text:p>
      <text:p text:style-name="P2"/>
      <text:p text:style-name="P1">MÓDULO <text:span text:style-name="T1">A</text:span> </text:p>
      <text:p text:style-name="P4">CONHECENDO O JS</text:p>
      <text:p text:style-name="P1">AULA 01 – O QUE <text:span text:style-name="T1">O JS É CAPAZ DE FAZER?</text:span></text:p>
      <text:p text:style-name="P1"/>
      <text:p text:style-name="P5">Client x Sever </text:p>
      <text:p text:style-name="P5"/>
      <text:p text:style-name="P7">O JS é uma tecnologia criada a fim de trabalhar no <text:span text:style-name="T2">Client Side</text:span></text:p>
      <text:p text:style-name="P5"/>
      <text:p text:style-name="P5"/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4T10:43:44.187000000</meta:creation-date>
    <dc:date>2024-08-04T11:09:22.900000000</dc:date>
    <meta:editing-duration>PT25M39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6" meta:word-count="32" meta:character-count="149" meta:non-whitespace-character-count="120"/>
  </office:meta>
</office:document-meta>
</file>